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MenuBar.updateMenuElement( MenuElement menu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MenuBar.setFileSave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enuBar.makeOptionsMen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rtMenuBar.makeRunMenu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eportMenuBar.makeLanguage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portMenuBar.setEditMenu( JPopupMenu men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MenuBar.makeFile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eportMenuBar.setEditAddEnabled( boolean enabl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MenuBar.createMenu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MenuBar.setEditEnabled( boolean en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MenuBar.set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MenuBar.setFileLoadEnabled( boolean en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MenuBar.setRunning( boolean running , String ho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MenuBar.ReportMenuB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MenuBar.makeHel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MenuBar.getRemote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portMenuBar.localeChanged( Locale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MenuBar.makeEdi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MenuBar.setEditRemoveEnabled( boolean en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MenuBar.setEditAddMenu( JMenu men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